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monospace"/>
    <style:font-face style:name="Helvetica" svg:font-family="Helvetica, Arial, 'Liberation Sans', FreeSans, sans-serif"/>
    <style:font-face style:name="Lohit Hindi1" svg:font-family="'Lohit Hindi'"/>
    <style:font-face style:name="Monaco" svg:font-family="Monaco, Consolas, 'Andale Mono', 'DejaVu Sans Mono', monospace"/>
    <style:font-face style:name="OpenSymbol" svg:font-family="OpenSymbol"/>
    <style:font-face style:name="Verdana" svg:font-family="Verdana, sans-serif"/>
    <style:font-face style:name="inherit" svg:font-family="inherit"/>
    <style:font-face style:name="verdana" svg:font-family="verdana, helvetica, arial, sans-serif"/>
    <style:font-face style:name="DejaVu Sans Mono" svg:font-family="'DejaVu Sans Mono'" style:font-family-generic="modern" style:font-pitch="fixed"/>
    <style:font-face style:name="FreeMono" svg:font-family="Free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000000" style:font-name="Helvetica" fo:font-size="12pt" fo:letter-spacing="normal" fo:font-style="normal" fo:font-weight="bold"/>
    </style:style>
    <style:style style:name="P2" style:family="paragraph" style:parent-style-name="Text_20_body">
      <style:text-properties fo:font-variant="normal" fo:text-transform="none" fo:color="#000000" style:font-name="FreeMono" fo:font-size="12pt" fo:letter-spacing="normal" fo:font-style="normal" fo:font-weight="bold" style:font-weight-asian="bold" style:font-weight-complex="bold"/>
    </style:style>
    <style:style style:name="P3" style:family="paragraph" style:parent-style-name="Text_20_body">
      <style:text-properties fo:font-variant="normal" fo:text-transform="none" fo:color="#000000" style:font-name="FreeMono" fo:font-size="12pt" fo:letter-spacing="normal" fo:font-style="normal" fo:font-weight="normal" style:font-weight-asian="normal" style:font-weight-complex="normal"/>
    </style:style>
    <style:style style:name="P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verdana" fo:font-size="8.25pt" fo:letter-spacing="normal" fo:font-style="normal" fo:font-weight="normal"/>
    </style:style>
    <style:style style:name="P5" style:family="paragraph" style:parent-style-name="Heading_20_2">
      <style:text-properties fo:font-variant="normal" fo:text-transform="none" fo:color="#000000" style:font-name="Helvetica" fo:font-size="12pt" fo:letter-spacing="normal" fo:font-style="normal" fo:font-weight="bold"/>
    </style:style>
    <style:style style:name="T1" style:family="text">
      <style:text-properties style:text-underline-style="solid" style:text-underline-width="auto" style:text-underline-color="font-color" fo:font-weight="bold"/>
    </style:style>
    <style:style style:name="T2" style:family="text">
      <style:text-properties fo:font-weight="normal" style:font-weight-asian="normal" style:font-weight-complex="normal"/>
    </style:style>
    <style:style style:name="T3" style:family="text">
      <style:text-properties style:font-name="FreeMono"/>
    </style:style>
    <style:style style:name="T4" style:family="text">
      <style:text-properties style:font-name="FreeMono"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
      <text:h text:style-name="P5" text:outline-level="2">Reference sites : tutorials point</text:h>
      <text:p text:style-name="P1">Wikipedia.org</text:p>
      <text:p text:style-name="P1"><text:a xlink:type="simple" xlink:href="http://betterexplained.com/articles/intermediate-rails-understanding-models-views-and-controllers/">http://betterexplained.com/articles/intermediate-rails-understanding-models-views-and-controllers/</text:a></text:p>
      <text:h text:style-name="P5" text:outline-level="2">Ruby on Rails MVC framework:</text:h>
      <text:p text:style-name="P4"/>
      <text:p text:style-name="Text_20_body"><text:line-break/>The Model View Controller principle divides the work of an application into three separate <text:s/>subsystems. </text:p>
      <text:p text:style-name="Text_20_body"/>
      <text:p text:style-name="Text_20_body">Model</text:p>
      <text:p text:style-name="Text_20_body">Maintains the relationship between Object and Database and handles validation, association, transactions, and more.</text:p>
      <text:p text:style-name="Text_20_body"/>
      <text:p text:style-name="Text_20_body">This subsystem is implemented in ActiveRecord library which provides an interface and binding between the tables in a relational database and the Ruby program code that manipulates database records.</text:p>
      <text:p text:style-name="Text_20_body"/>
      <text:p text:style-name="Text_20_body">View ( ActionView )</text:p>
      <text:p text:style-name="Text_20_body"/>
      <text:p text:style-name="Text_20_body">A presentation of data in a particular format, triggered by a controller's decision to present the data. They are script based templating systems like JSP, ASP, PHP and very easy to integrate with AJAX technology.</text:p>
      <text:p text:style-name="Text_20_body"/>
      <text:p text:style-name="Text_20_body">This subsystem is implemented in ActionView library which is an Embedded Ruby (ERb) based system for defining presentation templates for data presentation. </text:p>
      <text:p text:style-name="Text_20_body"/>
      <text:p text:style-name="Text_20_body">Controller ( ActionController ):</text:p>
      <text:p text:style-name="Text_20_body">it manages the view and model part it is real brain for the application</text:p>
      <text:p text:style-name="Text_20_body">The facility within the application that directs traffic, on the one hand querying the models for specific data, and on the other hand organizing that data (searching, sorting, massaging it) into a form that fits the needs of a given view.</text:p>
      <text:p text:style-name="Text_20_body"/>
      <text:p text:style-name="Text_20_body">This subsystem is implemented in ActionController which is a data broker sitting between ActiveRecord (the database interface) and ActionView (the presentation engine).</text:p>
      <text:p text:style-name="Text_20_body"><text:soft-page-break/></text:p>
      <text:h text:style-name="P5" text:outline-level="2"/>
      <text:h text:style-name="P5" text:outline-level="2"/>
      <text:h text:style-name="P5" text:outline-level="2">How MVC works:</text:h>
      <text:p text:style-name="P1"/>
      <text:p text:style-name="P1"><draw:frame draw:style-name="fr1" draw:name="graphics1" text:anchor-type="as-char" svg:width="5.2083in" svg:height="4.9165in" draw:z-index="0"><draw:image xlink:href="http://betterexplained.com/wp-content/uploads/rails/mvc-rails.png" xlink:type="simple" xlink:show="embed" xlink:actuate="onLoad"/></draw:frame></text:p>
      <text:p text:style-name="P1"/>
      <text:p text:style-name="P1"/>
      <text:p text:style-name="P1"/>
      <text:p text:style-name="P1"/>
      <text:p text:style-name="P1">T<text:span text:style-name="T4">he web server (mongrel, WEBrick, etc.) receives the request. It uses routes to find out which controller to use. The web server then uses the dispatcher to create a new controller, call the action and pass the parameters.</text:span></text:p>
      <text:p text:style-name="P3">Controllers do the work of parsing user requests, data submissions, cookies, sessions and the “browser stuff”.</text:p>
      <text:p text:style-name="P3"><text:soft-page-break/>Models are Ruby classes. They talk to the database, store and validate data, perform the business logic and otherwise do the heavy lifting. </text:p>
      <text:p text:style-name="P3">Views are what the user sees: HTML, CSS, XML, Javascript, JSON. </text:p>
      <text:p text:style-name="P3">The controller returns the response body (HTML, XML, etc.) &amp; metadata (caching headers, redirects) to the server. The server combines the raw data into a proper HTTP response and sends it to the user.</text:p>
      <text:p text:style-name="P3"/>
      <text:p text:style-name="P3"/>
      <text:p text:style-name="P2">Directory structure for rails:</text:p>
      <text:p text:style-name="P2"/>
      <text:p text:style-name="P2"><text:span text:style-name="T2">Each rails 3 application will have a directory structure as follows. If the application is named as "my_application". Then, </text:span></text:p>
      <text:p text:style-name="P2"><text:span text:style-name="T2"/></text:p>
      <text:p text:style-name="P2"><text:span text:style-name="T2">my_application </text:span></text:p>
      <text:p text:style-name="P2"><text:span text:style-name="T2"/></text:p>
      <text:p text:style-name="P2"><text:span text:style-name="T2"/></text:p>
      <text:p text:style-name="P2"><text:span text:style-name="T2">app </text:span></text:p>
      <text:p text:style-name="P2"><text:span text:style-name="T2"><text:s text:c="3"/>app/controllers </text:span></text:p>
      <text:p text:style-name="P2"><text:span text:style-name="T2"><text:s text:c="3"/>app/assets</text:span></text:p>
      <text:p text:style-name="P2"><text:span text:style-name="T2"><text:s text:c="3"/>app/helpers </text:span></text:p>
      <text:p text:style-name="P2"><text:span text:style-name="T2"><text:s text:c="3"/>app/mailers </text:span></text:p>
      <text:p text:style-name="P2"><text:span text:style-name="T2"><text:s text:c="3"/>app/models </text:span></text:p>
      <text:p text:style-name="P2"><text:span text:style-name="T2"><text:s text:c="3"/>app/views/layouts </text:span></text:p>
      <text:p text:style-name="P2"><text:span text:style-name="T2">config </text:span></text:p>
      <text:p text:style-name="P2"><text:span text:style-name="T2"><text:s text:c="3"/>config/routes.rb </text:span></text:p>
      <text:p text:style-name="P2"><text:span text:style-name="T2"><text:s text:c="3"/>config/application.rb </text:span></text:p>
      <text:p text:style-name="P2"><text:span text:style-name="T2"><text:s text:c="3"/>config/environment.rb </text:span></text:p>
      <text:p text:style-name="P2"><text:span text:style-name="T2"><text:s text:c="3"/>config/environments </text:span></text:p>
      <text:p text:style-name="P2"><text:span text:style-name="T2"><text:s text:c="3"/>config/environments/development.rb </text:span></text:p>
      <text:p text:style-name="P2"><text:span text:style-name="T2"><text:s text:c="3"/>config/environments/production.rb </text:span></text:p>
      <text:p text:style-name="P2"><text:span text:style-name="T2"><text:s text:c="3"/>config/environments/test.rb </text:span></text:p>
      <text:p text:style-name="P2"><text:span text:style-name="T2"><text:s text:c="3"/>config/initializers </text:span></text:p>
      <text:p text:style-name="P2"><text:span text:style-name="T2"><text:s text:c="3"/>config/locales </text:span></text:p>
      <text:p text:style-name="P2"><text:span text:style-name="T2"><text:s text:c="3"/>config/boot.rb </text:span></text:p>
      <text:p text:style-name="P2"><text:span text:style-name="T2"><text:s text:c="3"/>config/database.yml </text:span></text:p>
      <text:p text:style-name="P2"><text:span text:style-name="T2">db </text:span></text:p>
      <text:p text:style-name="P2"><text:soft-page-break/><text:span text:style-name="T2"><text:s text:c="3"/>db/migrate </text:span></text:p>
      <text:p text:style-name="P2"><text:span text:style-name="T2"><text:s text:c="3"/>db/development.sqlite3 </text:span></text:p>
      <text:p text:style-name="P2"><text:span text:style-name="T2"><text:s text:c="3"/>db/schema.rb </text:span></text:p>
      <text:p text:style-name="P2"><text:span text:style-name="T2"><text:s text:c="3"/>db/seeds.rb </text:span></text:p>
      <text:p text:style-name="P2"><text:span text:style-name="T2">doc </text:span></text:p>
      <text:p text:style-name="P2"><text:span text:style-name="T2"><text:s text:c="3"/>doc/README_FOR_APP </text:span></text:p>
      <text:p text:style-name="P2"><text:span text:style-name="T2">lib </text:span></text:p>
      <text:p text:style-name="P2"><text:span text:style-name="T2"><text:s text:c="3"/>lib/tasks </text:span></text:p>
      <text:p text:style-name="P2"><text:span text:style-name="T2">log </text:span></text:p>
      <text:p text:style-name="P2"><text:span text:style-name="T2"><text:s text:c="3"/>log/server.log </text:span></text:p>
      <text:p text:style-name="P2"><text:span text:style-name="T2"><text:s text:c="3"/>log/production.log </text:span></text:p>
      <text:p text:style-name="P2"><text:span text:style-name="T2"><text:s text:c="3"/>log/development.log </text:span></text:p>
      <text:p text:style-name="P2"><text:span text:style-name="T2"><text:s text:c="3"/>log/test.log </text:span></text:p>
      <text:p text:style-name="P2"><text:span text:style-name="T2">public </text:span></text:p>
      <text:p text:style-name="P2"><text:span text:style-name="T2"><text:s text:c="3"/>public/index.html </text:span></text:p>
      <text:p text:style-name="P2"><text:span text:style-name="T2"><text:s text:c="3"/>public/images </text:span></text:p>
      <text:p text:style-name="P2"><text:span text:style-name="T2"><text:s text:c="3"/>public/stylesheets </text:span></text:p>
      <text:p text:style-name="P2"><text:span text:style-name="T2"><text:s text:c="3"/>public/javascripts </text:span></text:p>
      <text:p text:style-name="P2"><text:span text:style-name="T2">script </text:span></text:p>
      <text:p text:style-name="P2"><text:span text:style-name="T2"><text:s text:c="3"/>script/rails </text:span></text:p>
      <text:p text:style-name="P2"><text:span text:style-name="T2">test </text:span></text:p>
      <text:p text:style-name="P2"><text:span text:style-name="T2"><text:s text:c="3"/>test/fixtures </text:span></text:p>
      <text:p text:style-name="P2"><text:span text:style-name="T2"><text:s text:c="3"/>test/functional </text:span></text:p>
      <text:p text:style-name="P2"><text:span text:style-name="T2"><text:s text:c="2"/>test/integration </text:span></text:p>
      <text:p text:style-name="P2"><text:span text:style-name="T2"><text:s text:c="2"/>test/performance </text:span></text:p>
      <text:p text:style-name="P2"><text:span text:style-name="T2"><text:s text:c="2"/>test/test_helper.rb </text:span></text:p>
      <text:p text:style-name="P2"><text:span text:style-name="T2"><text:s text:c="2"/>test/unit </text:span></text:p>
      <text:p text:style-name="P2"><text:span text:style-name="T2">tmp </text:span></text:p>
      <text:p text:style-name="P2"><text:span text:style-name="T2"><text:s text:c="3"/>tmp/sessions </text:span></text:p>
      <text:p text:style-name="P2"><text:span text:style-name="T2"><text:s text:c="3"/>tmp/sockets </text:span></text:p>
      <text:p text:style-name="P2"><text:span text:style-name="T2"><text:s text:c="3"/>tmp/cache </text:span></text:p>
      <text:p text:style-name="P2"><text:span text:style-name="T2"><text:s text:c="3"/>tmp/pids </text:span></text:p>
      <text:p text:style-name="P2"><text:span text:style-name="T2">vendor/plugins </text:span></text:p>
      <text:p text:style-name="P2"><text:span text:style-name="T2"><text:s text:c="2"/>README </text:span></text:p>
      <text:p text:style-name="P2"><text:span text:style-name="T2"><text:s text:c="2"/>Rakefile </text:span></text:p>
      <text:p text:style-name="P2"><text:soft-page-break/><text:span text:style-name="T2"><text:s text:c="2"/>config.ru </text:span></text:p>
      <text:p text:style-name="P2"><text:span text:style-name="T2">Gemfile </text:span></text:p>
      <text:p text:style-name="P2"><text:span text:style-name="T2"/></text:p>
      <text:p text:style-name="P2"><text:span text:style-name="T2"/></text:p>
      <text:p text:style-name="P2"><text:span text:style-name="T2">In the above directory structure: </text:span></text:p>
      <text:p text:style-name="P2"><text:span text:style-name="T2"/></text:p>
      <text:p text:style-name="P2"><text:span text:style-name="T2">app: </text:span></text:p>
      <text:p text:style-name="P2"><text:span text:style-name="T2">This will contain the model, view, controller, helpers, mailers of the application. </text:span></text:p>
      <text:p text:style-name="P2"><text:span text:style-name="T2"/></text:p>
      <text:p text:style-name="P2"><text:span text:style-name="T2">app/controller: </text:span></text:p>
      <text:p text:style-name="P2"><text:span text:style-name="T2">This will contain the controller classes of our application, which will handles the request from a user. </text:span></text:p>
      <text:p text:style-name="P2"><text:span text:style-name="T2"/></text:p>
      <text:p text:style-name="P2"><text:span text:style-name="T2">app/helpers: </text:span></text:p>
      <text:p text:style-name="P2"><text:span text:style-name="T2">The helpers contain the helper classes which will contain helper code to decrease the coding of remaining model, view, controller. </text:span></text:p>
      <text:p text:style-name="P2"><text:span text:style-name="T2"/></text:p>
      <text:p text:style-name="P2"><text:span text:style-name="T2">app/mailers: </text:span></text:p>
      <text:p text:style-name="P2"><text:span text:style-name="T2"/></text:p>
      <text:p text:style-name="P2"><text:span text:style-name="T2">The mailers contain the code to handle the mailing functionality of the application. </text:span></text:p>
      <text:p text:style-name="P2"><text:span text:style-name="T2"/></text:p>
      <text:p text:style-name="P2"><text:span text:style-name="T2">app/models: </text:span></text:p>
      <text:p text:style-name="P2"><text:span text:style-name="T2">The models contain the different classes of models that are used in the application. </text:span></text:p>
      <text:p text:style-name="P2"><text:span text:style-name="T2"/></text:p>
      <text:p text:style-name="P2"><text:span text:style-name="T2">app/view: </text:span></text:p>
      <text:p text:style-name="P2"><text:span text:style-name="T2">The view contain the templates of views of for a user either in ".rhtml" or ".html.erb" extensions.</text:span></text:p>
      <text:p text:style-name="P2"><text:span text:style-name="T2"><text:s/></text:span></text:p>
      <text:p text:style-name="P2"><text:span text:style-name="T2">App/assets: it contain the images, javascripts, and css for the application</text:span></text:p>
      <text:p text:style-name="P2"><text:span text:style-name="T2"/></text:p>
      <text:p text:style-name="P2"><text:span text:style-name="T2">app/view/layouts: </text:span></text:p>
      <text:p text:style-name="P2"><text:span text:style-name="T2">The layouts will contain the common template which is used for the entire application views. </text:span></text:p>
      <text:p text:style-name="P2"><text:span text:style-name="T2"/></text:p>
      <text:p text:style-name="P2"><text:soft-page-break/><text:span text:style-name="T2">config: </text:span></text:p>
      <text:p text:style-name="P2"><text:span text:style-name="T2">The config contains configuration settings of the application. </text:span></text:p>
      <text:p text:style-name="P2"><text:span text:style-name="T2"/></text:p>
      <text:p text:style-name="P2"><text:span text:style-name="T2">config/routes.rb: </text:span></text:p>
      <text:p text:style-name="P2"><text:span text:style-name="T2">The routes.rb file will contain the routings of whole application. </text:span></text:p>
      <text:p text:style-name="P2"><text:span text:style-name="T2"/></text:p>
      <text:p text:style-name="P2"><text:span text:style-name="T2">config/environment.rb: </text:span></text:p>
      <text:p text:style-name="P2"><text:span text:style-name="T2">The environment.rb will contain the environment specifications of the application. </text:span></text:p>
      <text:p text:style-name="P2"><text:span text:style-name="T2"/></text:p>
      <text:p text:style-name="P2"><text:span text:style-name="T2">config/environments: </text:span></text:p>
      <text:p text:style-name="P2"><text:span text:style-name="T2">The environments will contain 3 different types of environments for the application as "development.rb, production.rb, test.rb" </text:span></text:p>
      <text:p text:style-name="P2"><text:span text:style-name="T2"/></text:p>
      <text:p text:style-name="P2"><text:span text:style-name="T2">config/database.yml: </text:span></text:p>
      <text:p text:style-name="P2"><text:span text:style-name="T2">The database.yml will have the configuration specifications of our database for the 3 environments "development, production, test". </text:span></text:p>
      <text:p text:style-name="P2"><text:span text:style-name="T2"/></text:p>
      <text:p text:style-name="P2"><text:span text:style-name="T2">db/migrate: </text:span></text:p>
      <text:p text:style-name="P2"><text:span text:style-name="T2">The migrate will have the information about the structure of models (tables) used in the application. </text:span></text:p>
      <text:p text:style-name="P2"><text:span text:style-name="T2"/></text:p>
      <text:p text:style-name="P2"><text:span text:style-name="T2">db/schema.rb: </text:span></text:p>
      <text:p text:style-name="P2"><text:span text:style-name="T2">The schema will have the structure details of the models used in the application. </text:span></text:p>
      <text:p text:style-name="P2"><text:span text:style-name="T2"/></text:p>
      <text:p text:style-name="P2"><text:span text:style-name="T2">doc/README_FOR_APP: </text:span></text:p>
      <text:p text:style-name="P2"><text:span text:style-name="T2">The README file will have the complete documentation details about our application. </text:span></text:p>
      <text:p text:style-name="P2"><text:span text:style-name="T2"/></text:p>
      <text:p text:style-name="P2"><text:span text:style-name="T2">lib/tasks: </text:span></text:p>
      <text:p text:style-name="P2"><text:span text:style-name="T2">The tasks will have the files which were add by the developer for the extended functionalities and to include some libraries. </text:span></text:p>
      <text:p text:style-name="P2"><text:span text:style-name="T2"/></text:p>
      <text:p text:style-name="P2"><text:span text:style-name="T2">log: </text:span></text:p>
      <text:p text:style-name="P2"><text:span text:style-name="T2">The log will have several log files like "server.log, production.log, development.log, test.log" to maintain the log details of our application in various environments. </text:span></text:p>
      <text:p text:style-name="P2"><text:soft-page-break/><text:span text:style-name="T2"/></text:p>
      <text:p text:style-name="P2"><text:span text:style-name="T2">public: </text:span></text:p>
      <text:p text:style-name="P2"><text:span text:style-name="T2">The public will have all the files which will not change like "index.html, images, stylesheets, javascripts" used in our application. All though these are now placed in the assects directory</text:span></text:p>
      <text:p text:style-name="P2"><text:span text:style-name="T2"/></text:p>
      <text:p text:style-name="P2"><text:span text:style-name="T2">script: </text:span></text:p>
      <text:p text:style-name="P2"><text:span text:style-name="T2">The script will have the files like "rails" which will be used to start the things which will work using rails. </text:span></text:p>
      <text:p text:style-name="P2"><text:span text:style-name="T2"/></text:p>
      <text:p text:style-name="P2"><text:span text:style-name="T2">test: </text:span></text:p>
      <text:p text:style-name="P2"><text:span text:style-name="T2">The test will contain "fixtures, functional, integration, performance, test_helper.rb, unit" types of testing files to test the functionality of our application in various levels. </text:span></text:p>
      <text:p text:style-name="P2"><text:span text:style-name="T2"/></text:p>
      <text:p text:style-name="P2"><text:span text:style-name="T2">tmp: </text:span></text:p>
      <text:p text:style-name="P2"><text:span text:style-name="T2">The tmp will contain the temporary files which will be used by our application like "sessions, sockets, cache, pids". </text:span></text:p>
      <text:p text:style-name="P2"><text:span text:style-name="T2"/></text:p>
      <text:p text:style-name="P2"><text:span text:style-name="T2">vendor: </text:span></text:p>
      <text:p text:style-name="P2"><text:span text:style-name="T2">The vendor will contain the libraries provided by the third party vendors like "plugins" and etc used for our application. </text:span></text:p>
      <text:p text:style-name="P2"><text:span text:style-name="T2"/></text:p>
      <text:p text:style-name="P2"><text:span text:style-name="T2">README: </text:span></text:p>
      <text:p text:style-name="P2"><text:span text:style-name="T2">The README file will contain all the description of the directory structure and the details about rails application. </text:span></text:p>
      <text:p text:style-name="P2"><text:span text:style-name="T2"/></text:p>
      <text:p text:style-name="P2"><text:span text:style-name="T2">Rakefile: </text:span></text:p>
      <text:p text:style-name="P2"><text:span text:style-name="T2">A Rakefile is a file which will be useful to build our application and used in various stages of our application for having rake utility along with ruby. </text:span></text:p>
      <text:p text:style-name="P2"><text:span text:style-name="T2"/></text:p>
      <text:p text:style-name="P2"><text:span text:style-name="T2">config.ru: </text:span></text:p>
      <text:p text:style-name="P2"><text:span text:style-name="T2">The config.ru file is used by Rack-based servers to start the rails application. </text:span></text:p>
      <text:p text:style-name="P2"><text:span text:style-name="T2"/></text:p>
      <text:p text:style-name="P2"><text:span text:style-name="T2">Gemfile: </text:span></text:p>
      <text:p text:style-name="P2"><text:span text:style-name="T2">The Gemfile is the file which will contain the specifications of dependent gems like "rails, sqlite" for our application. </text:span></text:p>
      <text:p text:style-name="P2"><text:soft-page-break/><text:span text:style-name="T2"/></text:p>
      <text:p text:style-name="P2"><text:span text:style-name="T2">Gemfile.lock: </text:span></text:p>
      <text:p text:style-name="P2"><text:span text:style-name="T2">The Gemfile.lock is the file which will have the details about the installed gems used in our application like "actionmailer, actionpack, actionpack, activemodel, activesupport, activemodel, activesupport, activerecord, activeresource, rails, railties, rake, sqlite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monospace"/>
    <style:font-face style:name="Helvetica" svg:font-family="Helvetica, Arial, 'Liberation Sans', FreeSans, sans-serif"/>
    <style:font-face style:name="Lohit Hindi1" svg:font-family="'Lohit Hindi'"/>
    <style:font-face style:name="Monaco" svg:font-family="Monaco, Consolas, 'Andale Mono', 'DejaVu Sans Mono', monospace"/>
    <style:font-face style:name="OpenSymbol" svg:font-family="OpenSymbol"/>
    <style:font-face style:name="Verdana" svg:font-family="Verdana, sans-serif"/>
    <style:font-face style:name="inherit" svg:font-family="inherit"/>
    <style:font-face style:name="verdana" svg:font-family="verdana, helvetica, arial, sans-serif"/>
    <style:font-face style:name="DejaVu Sans Mono" svg:font-family="'DejaVu Sans Mono'" style:font-family-generic="modern" style:font-pitch="fixed"/>
    <style:font-face style:name="FreeMono" svg:font-family="Free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min20 </meta:initial-creator>
    <meta:creation-date>2011-12-26T20:44:02</meta:creation-date>
    <dc:date>2011-12-26T21:18:46</dc:date>
    <dc:creator>Admin20 </dc:creator>
    <meta:editing-duration>PT3M54S</meta:editing-duration>
    <meta:editing-cycles>2</meta:editing-cycles>
    <meta:generator>LibreOffice/3.3$Linux LibreOffice_project/330m19$Build-401</meta:generator>
    <meta:document-statistic meta:table-count="0" meta:image-count="1" meta:object-count="0" meta:page-count="8" meta:paragraph-count="139" meta:word-count="941" meta:character-count="6963"/>
  </office:meta>
</office:document-meta>
</file>